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ef0a" officeooo:paragraph-rsid="000eef0a"/>
    </style:style>
    <style:style style:name="P2" style:family="paragraph" style:parent-style-name="Standard">
      <style:text-properties officeooo:rsid="000f501d" officeooo:paragraph-rsid="000f501d"/>
    </style:style>
    <style:style style:name="P3" style:family="paragraph" style:parent-style-name="Standard">
      <style:text-properties officeooo:rsid="001ac686" officeooo:paragraph-rsid="001ac686"/>
    </style:style>
    <style:style style:name="P4" style:family="paragraph" style:parent-style-name="Standard">
      <style:text-properties officeooo:rsid="001b38f7" officeooo:paragraph-rsid="001b38f7"/>
    </style:style>
    <style:style style:name="P5" style:family="paragraph" style:parent-style-name="Standard">
      <style:text-properties officeooo:rsid="001e1ad4" officeooo:paragraph-rsid="001e1ad4"/>
    </style:style>
    <style:style style:name="P6" style:family="paragraph" style:parent-style-name="Standard">
      <style:text-properties officeooo:rsid="00206abc" officeooo:paragraph-rsid="00206abc"/>
    </style:style>
    <style:style style:name="T1" style:family="text">
      <style:text-properties officeooo:rsid="000f2924"/>
    </style:style>
    <style:style style:name="T2" style:family="text">
      <style:text-properties officeooo:rsid="0010287e"/>
    </style:style>
    <style:style style:name="T3" style:family="text">
      <style:text-properties officeooo:rsid="001101b5"/>
    </style:style>
    <style:style style:name="T4" style:family="text">
      <style:text-properties officeooo:rsid="0011aeef"/>
    </style:style>
    <style:style style:name="T5" style:family="text">
      <style:text-properties officeooo:rsid="0011d4bb"/>
    </style:style>
    <style:style style:name="T6" style:family="text">
      <style:text-properties officeooo:rsid="0012d2bf"/>
    </style:style>
    <style:style style:name="T7" style:family="text">
      <style:text-properties officeooo:rsid="0014bd31"/>
    </style:style>
    <style:style style:name="T8" style:family="text">
      <style:text-properties officeooo:rsid="00166e14"/>
    </style:style>
    <style:style style:name="T9" style:family="text">
      <style:text-properties officeooo:rsid="001ad213"/>
    </style:style>
    <style:style style:name="T10" style:family="text">
      <style:text-properties officeooo:rsid="001ca1d1"/>
    </style:style>
    <style:style style:name="T11" style:family="text">
      <style:text-properties style:text-position="super 58%"/>
    </style:style>
    <style:style style:name="T12" style:family="text">
      <style:text-properties style:text-position="0% 100%"/>
    </style:style>
    <style:style style:name="T13" style:family="text">
      <style:text-properties officeooo:rsid="00208b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Rayane Badaoui, 300372367, rapport rayane b devoir 1</text:span></text:p>
      <text:p text:style-name="P1"/>
      <text:p text:style-name="P2">2. <text:s/>J’ai un DEC à un collège privé de programmation informatique, nous avons vu, react, javascsript, next js, node js, html et css. Mais je découvre pour le première fois de ma vie bootstrap, <text:span text:style-name="T3">ce qui va être enrichissant</text:span>. <text:span text:style-name="T2">J’utilise w3 school</text:span><text:span text:style-name="T4">s</text:span><text:span text:style-name="T2"> et internet pour me m’aider dans la programmation du site web. </text:span><text:span text:style-name="T7">En effet, quand je utilise des outils pour coder ce projet, </text:span><text:span text:style-name="T2">défois ca vient de mes connaissances du collège, défois </text:span><text:span text:style-name="T6">dans le cas où je oublie, j</text:span><text:span text:style-name="T2">e </text:span><text:span text:style-name="T5">recherche </text:span><text:span text:style-name="T8">sur le net</text:span><text:span text:style-name="T2">.</text:span></text:p>
      <text:p text:style-name="P2"/>
      <text:p text:style-name="P3">3. <text:span text:style-name="T9">Le premier site web qui m’a inspiré c’est ceci, je l’ai aimé pour sa structure simpliste et professionelle: </text:span><text:a xlink:type="simple" xlink:href="https://jnportfolio1.netlify.app/" text:style-name="Internet_20_link" text:visited-style-name="Visited_20_Internet_20_Link"><text:span text:style-name="T9">https://jnportfolio1.netlify.app/</text:span></text:a><text:span text:style-name="T9">#</text:span></text:p>
      <text:p text:style-name="P3"/>
      <text:p text:style-name="P4">Le deuxieme site web <text:span text:style-name="T10">qui m’a inspiré seulement pour la couleur est ceci</text:span> : https://bootstrapmade.com/iportfolio-bootstrap-portfolio-websites-template/</text:p>
      <text:p text:style-name="P3"/>
      <text:p text:style-name="P5">Le 3<text:span text:style-name="T11">e</text:span> site web qui m’a inspiré pour l’ambiance en général technologique <text:span text:style-name="T13">qui m’a plu</text:span> c’est : </text:p>
      <text:p text:style-name="P5"><text:a xlink:type="simple" xlink:href="https://brittanychiang.com/" text:style-name="Internet_20_link" text:visited-style-name="Visited_20_Internet_20_Link">https://brittanychiang.com/</text:a></text:p>
      <text:p text:style-name="P5"/>
      <text:p text:style-name="P6">4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23:08:12.423000000</meta:creation-date>
    <dc:date>2025-05-17T23:56:10.453000000</dc:date>
    <meta:editing-duration>PT1H32M28S</meta:editing-duration>
    <meta:editing-cycles>20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7" meta:word-count="147" meta:character-count="941" meta:non-whitespace-character-count="799"/>
  </office:meta>
</office:document-meta>
</file>